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Elkan Somers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a funeral oration<text:span text:style-name="T2">/</text:span></text:p>
      <text:p text:style-name="P4"><text:span text:style-name="T2">The Sages of Israel, whose writings on morals exhibit profound/ wisdom, are the authors of the following apothegm. <text:s/>"He that/ is esteemed by men, is beloved by God." <text:s/>But....can it be really/ so? <text:s/>Does the world honor only the honest and the good? <text:s/>Do/ we not, on the contrary, see wickedness seated in high places?/ <text:s/>Falsehood and profligacy stalk abroad, and receive obeisance?/ <text:s/>Are they indeed, who, by artifice elude detection, and </text:span>buy<text:span text:style-name="T2"> public/ applause, those whom the God of justice will imparadise in/ his heavenly embrace? <text:s/>No, dear Brethren! <text:s/>Not of such/ did the teachers of our people speak. <text:s/>The man of birth,/ the opulent, aye, the crafty too may win praise; but/ esteem, that sense of deep appreciation of our worth, that/ encomium ingenuously expressed, and spontaneously bestowed, is/ the halo cast solely round the lives of the virtuous. <text:s/>They/ will ever be adorned therewith, whose actions upon earth have/ redounded to the benefit of human beings. <text:s/>Ephemeral/ is fictitious fame. <text:s/>Like a flower, that charms the eye while/ in bloom, but </text:span><text:span text:style-name="T3">causes</text:span><text:span text:style-name="T4"> fails to attract when withered, so will the plaudits/ of the worldly </text:span><text:span text:style-name="T3">be heard no more</text:span><text:span text:style-name="T4"> cease, when wealth and power/ decline. <text:s/>But virtue, sterling virtue will at all times, challenge/ universal commendation, as it must secure Divine favors./</text:span></text:p>
      <text:p text:style-name="P4"><text:span text:style-name="T4"/></text:p>
      <text:p text:style-name="P4"><text:span text:style-name="T4">[Page 2]</text:span></text:p>
      <text:p text:style-name="P4"><text:span text:style-name="T4">For, just </text:span><text:span text:style-name="T3">be</text:span><text:span text:style-name="T4"> as the Rabbins have taught. <text:s/>"He </text:span><text:span text:style-name="T3">is</text:span><text:span text:style-name="T4"> that is esteemed/ by man, is beloved by God."/</text:span></text:p>
      <text:p text:style-name="P4"><text:span text:style-name="T4">Their reflections, my dear friends! have been suggested by the </text:span><text:span text:style-name="T3">circum-</text:span><text:span text:style-name="T4"> position/ </text:span><text:span text:style-name="T3">-stances under</text:span><text:span text:style-name="T4"> in which I now am placed. <text:s/>Were I to invoke/ my personal knowledge of the deceased brother, in order to becomingly/ pronounce a eulogy, I would discover my </text:span><text:span text:style-name="T3">utter</text:span><text:span text:style-name="T4"> inadequacy to the/ task. <text:s/>For, the </text:span><text:soft-page-break/><text:span text:style-name="T4">opportunity of forming more than a slight/ acquaintance, was not offered to me, during his residence in our/ city; yet, I may say, without incurring censure, that </text:span><text:span text:style-name="T3">Elias</text:span><text:span text:style-name="T4"> Elkus/ </text:span><text:span text:style-name="T3">Sommers</text:span><text:span text:style-name="T4"> Somers was good and true. <text:s/>For, the hearts of many among you,/ my hearers, reverberate the sound of those words. <text:s/>Merchants!/ who knew our lamented brother, when treading the busy marts of/ traffic, lay upon this coffin a testimonial of his high worth./ <text:s/>From you have I learnt of his unswerving rectitude, of his scrupulous/ adherence to the rules of equity. <text:s/>You who have travelled]sic!]/ to the sunny South, and sat at his family board, tell us of his/ hospitality; tell us of his genial and kindly disposition alike/ towards his inferiors, as towards his equals. <text:s/>For, it was not/ the least, but the most sublime feature in the character of/ Elias Sommers, to yearn and care paternally for the hapless/ beings, whom society </text:span><text:span text:style-name="T3">placed</text:span><text:span text:style-name="T4"> consigned at that period, </text:span><text:span text:style-name="T3">under</text:span><text:span text:style-name="T4"> to his absolute/ control. <text:s/>When apprised of the qualities, which distinguished/</text:span></text:p>
      <text:p text:style-name="P4"><text:span text:style-name="T4"/></text:p>
      <text:p text:style-name="P4"><text:span text:style-name="T4">[Page 3]</text:span></text:p>
      <text:p text:style-name="P4"><text:span text:style-name="T4">this sainted Israelite, I could not refuse to become the interpreter/ of your sentiments, my dear Brethren! <text:s/>I would not demur/ when asked to speak in commendatory terms of one who illustrated/ his religious principles by a correct measure, and a righteous mete-/-yard. <text:s/>Of one, whom sympathies were drawn to the object of/ the earth and the forlorn, of one whose evidences of a friendly nature/ were an open house, and a generous heart. <text:s/>If it be true, as/ the Talmudists assert, that when summoned before the august presence/ of our Judge, we shall be questioned touching our dealings with our/ fellow-mortals, what greetings must he meet above who, by/ common consent, has been emphatically declared an honest man./ <text:s/>Not even the stains of unatoned sins, could deny him a seat/ among the blessed; for over them was thrown the broad mantle/ of virtue, which his own hands had woven. <text:s/>Aye, the/ goodly deeds he performed as a social being, and as a votary/ to Jewish </text:span><text:span text:style-name="T3">laws</text:span><text:span text:style-name="T4"> ordinances, will propitiate the grace of God, as they gained/ the esteem of man. <text:s/>Wipe the tearful eyes, thou who/ did long share his joy and his trials. <text:s/>Had he who has reached/ the shores of eternity, bequeathed to thee a legacy of blood/ and revenge; thou mightest then weep and moan, thou/ mightest bewail the doom awaiting his soul. <text:s/>But charity/ was his last will. <text:s/>Nay, in the reveries occasioned/</text:span></text:p>
      <text:p text:style-name="P4"><text:span text:style-name="T4"/></text:p>
      <text:p text:style-name="P4"><text:span text:style-name="T4">[Page 4]</text:span></text:p>
      <text:p text:style-name="P4"><text:span text:style-name="T4">by a fatal disease, the mind intuitively reverted to that/ upon which it frequently dwelt, and charity was the burden/ of its incoherent thoughts. <text:s/>The soul thus beneficently/ pervaded, is </text:span><text:span text:style-name="T3">so</text:span><text:span text:style-name="T4"> celestially happy; and thou canst, my/ gentle friend, enhance its bliss by acts of charity./ <text:s/>Go forth with thy wonted smile to do good, and let thy/ serene resignation to the decree of the omnipotent, comfort/ thou especially who have lost in </text:span><text:span text:style-name="T3">Elias</text:span><text:span text:style-name="T4"> Elkan Summers the/ vigilant guardian of their youth, the man whom thou/ taughtest them to regard as their dearest friend </text:span><text:span text:style-name="T3">of</text:span><text:span text:style-name="T4"> on earth, as a/ father most affectionate and tender. <text:s/>Son and/ daughter of his adoption </text:span><text:span text:style-name="T3">of</text:span><text:span text:style-name="T4"> and his love. <text:s/>Cherish the/ memory of the virtuous dead. <text:s/>Let it be embalmed in/ your inmost thoughts. <text:s/>When your saddened hearts, prompt the/ lips to prayer; let this be your entreaty: Sovereign/ Lord! <text:s/>May we ever be worthy of the name we bear./ <text:s/>Uphold our steps in the path of righteous. <text:s/>Let the token/ of our gratitude to him whom thy Providence appointed as our/ </text:span><text:span text:style-name="T3">tutelary</text:span><text:span text:style-name="T4"> tutelary angel, be honesty and truth, for, verily/ "those who are esteemed by men, are beloved by Go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3:40:23.34</meta:creation-date>
    <meta:document-statistic meta:table-count="0" meta:image-count="0" meta:object-count="0" meta:page-count="3" meta:paragraph-count="70" meta:word-count="1058" meta:character-count="6553"/>
    <dc:date>2012-10-24T14:05:31.44</dc:date>
    <meta:editing-duration>PT9M57S</meta:editing-duration>
    <meta:editing-cycles>1</meta:editing-cycles>
    <meta:generator>OpenOffice.org/3.4.1$Win32 OpenOffice.org_project/341m1$Build-9593</meta:generator>
  </office:meta>
</office:document-meta>
</file>